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4.595cm"/>
    </style:style>
    <style:style style:name="co12" style:family="table-column">
      <style:table-column-properties fo:break-before="auto" style:column-width="3.588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4.253cm"/>
    </style:style>
    <style:style style:name="co16" style:family="table-column">
      <style:table-column-properties fo:break-before="auto" style:column-width="4.08cm"/>
    </style:style>
    <style:style style:name="co17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8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,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,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,0789473684211</text:p>
          </table:table-cell>
          <table:table-cell table:formula="of:=[.A10]*3.14/12*([.B10]*[.B10]+[.B10]*[.$B$2]+[.$B$2]*[.$B$2])/1000" office:value-type="float" office:value="0.805824788781163" calcext:value-type="float">
            <text:p>0,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,0789473684211</text:p>
          </table:table-cell>
          <table:table-cell table:formula="of:=[.D10]*3.14/12*([.E10]*[.E10]+[.E10]*[.$B$2]+[.$B$2]*[.$B$2])/1000" office:value-type="float" office:value="0.805824788781163" calcext:value-type="float">
            <text:p>0,805824788781163</text:p>
          </table:table-cell>
          <table:table-cell table:formula="of:=[.$F$7]/[.$B$3]*[.D10]" office:value-type="float" office:value="1.00077878262139" calcext:value-type="float">
            <text:p>1,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,1578947368421</text:p>
          </table:table-cell>
          <table:table-cell table:formula="of:=[.A11]*3.14/12*([.B11]*[.B11]+[.B11]*[.$B$2]+[.$B$2]*[.$B$2])/1000" office:value-type="float" office:value="1.61562567867036" calcext:value-type="float">
            <text:p>1,61562567867036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32.1184210526316" calcext:value-type="float">
            <text:p>32,1184210526316</text:p>
          </table:table-cell>
          <table:table-cell table:formula="of:=[.D11]*3.14/12*([.E11]*[.E11]+[.E11]*[.$B$2]+[.$B$2]*[.$B$2])/1000" office:value-type="float" office:value="1.21022760950485" calcext:value-type="float">
            <text:p>1,21022760950485</text:p>
          </table:table-cell>
          <table:table-cell table:formula="of:=[.$F$7]/[.$B$3]*[.D11]" office:value-type="float" office:value="1.50116817393209" calcext:value-type="float">
            <text:p>1,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,2368421052632</text:p>
          </table:table-cell>
          <table:table-cell table:formula="of:=[.A12]*3.14/12*([.B12]*[.B12]+[.B12]*[.$B$2]+[.$B$2]*[.$B$2])/1000" office:value-type="float" office:value="2.42941245498615" calcext:value-type="float">
            <text:p>2,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,1578947368421</text:p>
          </table:table-cell>
          <table:table-cell table:formula="of:=[.D12]*3.14/12*([.E12]*[.E12]+[.E12]*[.$B$2]+[.$B$2]*[.$B$2])/1000" office:value-type="float" office:value="1.61562567867036" calcext:value-type="float">
            <text:p>1,61562567867036</text:p>
          </table:table-cell>
          <table:table-cell table:formula="of:=[.$F$7]/[.$B$3]*[.D12]" office:value-type="float" office:value="2.00155756524278" calcext:value-type="float">
            <text:p>2,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,3157894736842</text:p>
          </table:table-cell>
          <table:table-cell table:formula="of:=[.A13]*3.14/12*([.B13]*[.B13]+[.B13]*[.$B$2]+[.$B$2]*[.$B$2])/1000" office:value-type="float" office:value="3.24719490304709" calcext:value-type="float">
            <text:p>3,24719490304709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32.1973684210526" calcext:value-type="float">
            <text:p>32,1973684210526</text:p>
          </table:table-cell>
          <table:table-cell table:formula="of:=[.D13]*3.14/12*([.E13]*[.E13]+[.E13]*[.$B$2]+[.$B$2]*[.$B$2])/1000" office:value-type="float" office:value="2.02202021944252" calcext:value-type="float">
            <text:p>2,02202021944252</text:p>
          </table:table-cell>
          <table:table-cell table:formula="of:=[.$F$7]/[.$B$3]*[.D13]" office:value-type="float" office:value="2.50194695655348" calcext:value-type="float">
            <text:p>2,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,3947368421053</text:p>
          </table:table-cell>
          <table:table-cell table:formula="of:=[.A14]*3.14/12*([.B14]*[.B14]+[.B14]*[.$B$2]+[.$B$2]*[.$B$2])/1000" office:value-type="float" office:value="4.06898280817175" calcext:value-type="float">
            <text:p>4,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,2368421052632</text:p>
          </table:table-cell>
          <table:table-cell table:formula="of:=[.D14]*3.14/12*([.E14]*[.E14]+[.E14]*[.$B$2]+[.$B$2]*[.$B$2])/1000" office:value-type="float" office:value="2.42941245498615" calcext:value-type="float">
            <text:p>2,42941245498615</text:p>
          </table:table-cell>
          <table:table-cell table:formula="of:=[.$F$7]/[.$B$3]*[.D14]" office:value-type="float" office:value="3.00233634786417" calcext:value-type="float">
            <text:p>3,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,4736842105263</text:p>
          </table:table-cell>
          <table:table-cell table:formula="of:=[.A15]*3.14/12*([.B15]*[.B15]+[.B15]*[.$B$2]+[.$B$2]*[.$B$2])/1000" office:value-type="float" office:value="4.89478595567867" calcext:value-type="float">
            <text:p>4,89478595567867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32.2763157894737" calcext:value-type="float">
            <text:p>32,2763157894737</text:p>
          </table:table-cell>
          <table:table-cell table:formula="of:=[.D15]*3.14/12*([.E15]*[.E15]+[.E15]*[.$B$2]+[.$B$2]*[.$B$2])/1000" office:value-type="float" office:value="2.83780360846607" calcext:value-type="float">
            <text:p>2,83780360846607</text:p>
          </table:table-cell>
          <table:table-cell table:formula="of:=[.$F$7]/[.$B$3]*[.D15]" office:value-type="float" office:value="3.50272573917487" calcext:value-type="float">
            <text:p>3,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,5526315789474</text:p>
          </table:table-cell>
          <table:table-cell table:formula="of:=[.A16]*3.14/12*([.B16]*[.B16]+[.B16]*[.$B$2]+[.$B$2]*[.$B$2])/1000" office:value-type="float" office:value="5.72461413088643" calcext:value-type="float">
            <text:p>5,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,3157894736842</text:p>
          </table:table-cell>
          <table:table-cell table:formula="of:=[.D16]*3.14/12*([.E16]*[.E16]+[.E16]*[.$B$2]+[.$B$2]*[.$B$2])/1000" office:value-type="float" office:value="3.24719490304709" calcext:value-type="float">
            <text:p>3,24719490304709</text:p>
          </table:table-cell>
          <table:table-cell table:formula="of:=[.$F$7]/[.$B$3]*[.D16]" office:value-type="float" office:value="4.00311513048556" calcext:value-type="float">
            <text:p>4,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,6315789473684</text:p>
          </table:table-cell>
          <table:table-cell table:formula="of:=[.A17]*3.14/12*([.B17]*[.B17]+[.B17]*[.$B$2]+[.$B$2]*[.$B$2])/1000" office:value-type="float" office:value="6.55847711911357" calcext:value-type="float">
            <text:p>6,55847711911357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32.3552631578947" calcext:value-type="float">
            <text:p>32,3552631578947</text:p>
          </table:table-cell>
          <table:table-cell table:formula="of:=[.D17]*3.14/12*([.E17]*[.E17]+[.E17]*[.$B$2]+[.$B$2]*[.$B$2])/1000" office:value-type="float" office:value="3.65758756189404" calcext:value-type="float">
            <text:p>3,65758756189404</text:p>
          </table:table-cell>
          <table:table-cell table:formula="of:=[.$F$7]/[.$B$3]*[.D17]" office:value-type="float" office:value="4.50350452179626" calcext:value-type="float">
            <text:p>4,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,7105263157895</text:p>
          </table:table-cell>
          <table:table-cell table:formula="of:=[.A18]*3.14/12*([.B18]*[.B18]+[.B18]*[.$B$2]+[.$B$2]*[.$B$2])/1000" office:value-type="float" office:value="7.39638470567867" calcext:value-type="float">
            <text:p>7,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,3947368421053</text:p>
          </table:table-cell>
          <table:table-cell table:formula="of:=[.D18]*3.14/12*([.E18]*[.E18]+[.E18]*[.$B$2]+[.$B$2]*[.$B$2])/1000" office:value-type="float" office:value="4.06898280817175" calcext:value-type="float">
            <text:p>4,06898280817175</text:p>
          </table:table-cell>
          <table:table-cell table:formula="of:=[.$F$7]/[.$B$3]*[.D18]" office:value-type="float" office:value="5.00389391310695" calcext:value-type="float">
            <text:p>5,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,7894736842105</text:p>
          </table:table-cell>
          <table:table-cell table:formula="of:=[.A19]*3.14/12*([.B19]*[.B19]+[.B19]*[.$B$2]+[.$B$2]*[.$B$2])/1000" office:value-type="float" office:value="8.23834667590028" calcext:value-type="float">
            <text:p>8,23834667590028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32.4342105263158" calcext:value-type="float">
            <text:p>32,4342105263158</text:p>
          </table:table-cell>
          <table:table-cell table:formula="of:=[.D19]*3.14/12*([.E19]*[.E19]+[.E19]*[.$B$2]+[.$B$2]*[.$B$2])/1000" office:value-type="float" office:value="4.48138186504501" calcext:value-type="float">
            <text:p>4,48138186504501</text:p>
          </table:table-cell>
          <table:table-cell table:formula="of:=[.$F$7]/[.$B$3]*[.D19]" office:value-type="float" office:value="5.50428330441765" calcext:value-type="float">
            <text:p>5,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,8684210526316</text:p>
          </table:table-cell>
          <table:table-cell table:formula="of:=[.A20]*3.14/12*([.B20]*[.B20]+[.B20]*[.$B$2]+[.$B$2]*[.$B$2])/1000" office:value-type="float" office:value="9.08437281509696" calcext:value-type="float">
            <text:p>9,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,4736842105263</text:p>
          </table:table-cell>
          <table:table-cell table:formula="of:=[.D20]*3.14/12*([.E20]*[.E20]+[.E20]*[.$B$2]+[.$B$2]*[.$B$2])/1000" office:value-type="float" office:value="4.89478595567867" calcext:value-type="float">
            <text:p>4,89478595567867</text:p>
          </table:table-cell>
          <table:table-cell table:formula="of:=[.$F$7]/[.$B$3]*[.D20]" office:value-type="float" office:value="6.00467269572834" calcext:value-type="float">
            <text:p>6,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,9473684210526</text:p>
          </table:table-cell>
          <table:table-cell table:formula="of:=[.A21]*3.14/12*([.B21]*[.B21]+[.B21]*[.$B$2]+[.$B$2]*[.$B$2])/1000" office:value-type="float" office:value="9.93447290858726" calcext:value-type="float">
            <text:p>9,93447290858726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32.5131578947368" calcext:value-type="float">
            <text:p>32,5131578947368</text:p>
          </table:table-cell>
          <table:table-cell table:formula="of:=[.D21]*3.14/12*([.E21]*[.E21]+[.E21]*[.$B$2]+[.$B$2]*[.$B$2])/1000" office:value-type="float" office:value="5.30919630323754" calcext:value-type="float">
            <text:p>5,30919630323754</text:p>
          </table:table-cell>
          <table:table-cell table:formula="of:=[.$F$7]/[.$B$3]*[.D21]" office:value-type="float" office:value="6.50506208703904" calcext:value-type="float">
            <text:p>6,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,0263157894737</text:p>
          </table:table-cell>
          <table:table-cell table:formula="of:=[.A22]*3.14/12*([.B22]*[.B22]+[.B22]*[.$B$2]+[.$B$2]*[.$B$2])/1000" office:value-type="float" office:value="10.7886567416898" calcext:value-type="float">
            <text:p>10,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,5526315789474</text:p>
          </table:table-cell>
          <table:table-cell table:formula="of:=[.D22]*3.14/12*([.E22]*[.E22]+[.E22]*[.$B$2]+[.$B$2]*[.$B$2])/1000" office:value-type="float" office:value="5.72461413088643" calcext:value-type="float">
            <text:p>5,72461413088643</text:p>
          </table:table-cell>
          <table:table-cell table:formula="of:=[.$F$7]/[.$B$3]*[.D22]" office:value-type="float" office:value="7.00545147834973" calcext:value-type="float">
            <text:p>7,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,1052631578947</text:p>
          </table:table-cell>
          <table:table-cell table:formula="of:=[.A23]*3.14/12*([.B23]*[.B23]+[.B23]*[.$B$2]+[.$B$2]*[.$B$2])/1000" office:value-type="float" office:value="11.646934099723" calcext:value-type="float">
            <text:p>11,646934099723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32.5921052631579" calcext:value-type="float">
            <text:p>32,5921052631579</text:p>
          </table:table-cell>
          <table:table-cell table:formula="of:=[.D23]*3.14/12*([.E23]*[.E23]+[.E23]*[.$B$2]+[.$B$2]*[.$B$2])/1000" office:value-type="float" office:value="6.14104066179017" calcext:value-type="float">
            <text:p>6,14104066179017</text:p>
          </table:table-cell>
          <table:table-cell table:formula="of:=[.$F$7]/[.$B$3]*[.D23]" office:value-type="float" office:value="7.50584086966043" calcext:value-type="float">
            <text:p>7,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,1842105263158</text:p>
          </table:table-cell>
          <table:table-cell table:formula="of:=[.A24]*3.14/12*([.B24]*[.B24]+[.B24]*[.$B$2]+[.$B$2]*[.$B$2])/1000" office:value-type="float" office:value="12.5093147680055" calcext:value-type="float">
            <text:p>12,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,6315789473684</text:p>
          </table:table-cell>
          <table:table-cell table:formula="of:=[.D24]*3.14/12*([.E24]*[.E24]+[.E24]*[.$B$2]+[.$B$2]*[.$B$2])/1000" office:value-type="float" office:value="6.55847711911357" calcext:value-type="float">
            <text:p>6,55847711911357</text:p>
          </table:table-cell>
          <table:table-cell table:formula="of:=[.$F$7]/[.$B$3]*[.D24]" office:value-type="float" office:value="8.00623026097112" calcext:value-type="float">
            <text:p>8,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,2631578947368</text:p>
          </table:table-cell>
          <table:table-cell table:formula="of:=[.A25]*3.14/12*([.B25]*[.B25]+[.B25]*[.$B$2]+[.$B$2]*[.$B$2])/1000" office:value-type="float" office:value="13.375808531856" calcext:value-type="float">
            <text:p>13,375808531856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32.6710526315789" calcext:value-type="float">
            <text:p>32,6710526315789</text:p>
          </table:table-cell>
          <table:table-cell table:formula="of:=[.D25]*3.14/12*([.E25]*[.E25]+[.E25]*[.$B$2]+[.$B$2]*[.$B$2])/1000" office:value-type="float" office:value="6.97692472602147" calcext:value-type="float">
            <text:p>6,97692472602147</text:p>
          </table:table-cell>
          <table:table-cell table:formula="of:=[.$F$7]/[.$B$3]*[.D25]" office:value-type="float" office:value="8.50661965228182" calcext:value-type="float">
            <text:p>8,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,3421052631579</text:p>
          </table:table-cell>
          <table:table-cell table:formula="of:=[.A26]*3.14/12*([.B26]*[.B26]+[.B26]*[.$B$2]+[.$B$2]*[.$B$2])/1000" office:value-type="float" office:value="14.2464251765928" calcext:value-type="float">
            <text:p>14,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,7105263157895</text:p>
          </table:table-cell>
          <table:table-cell table:formula="of:=[.D26]*3.14/12*([.E26]*[.E26]+[.E26]*[.$B$2]+[.$B$2]*[.$B$2])/1000" office:value-type="float" office:value="7.39638470567867" calcext:value-type="float">
            <text:p>7,39638470567867</text:p>
          </table:table-cell>
          <table:table-cell table:formula="of:=[.$F$7]/[.$B$3]*[.D26]" office:value-type="float" office:value="9.00700904359251" calcext:value-type="float">
            <text:p>9,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,4210526315789</text:p>
          </table:table-cell>
          <table:table-cell table:formula="of:=[.A27]*3.14/12*([.B27]*[.B27]+[.B27]*[.$B$2]+[.$B$2]*[.$B$2])/1000" office:value-type="float" office:value="15.1211744875346" calcext:value-type="float">
            <text:p>15,1211744875346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32.75" calcext:value-type="float">
            <text:p>32,75</text:p>
          </table:table-cell>
          <table:table-cell table:formula="of:=[.D27]*3.14/12*([.E27]*[.E27]+[.E27]*[.$B$2]+[.$B$2]*[.$B$2])/1000" office:value-type="float" office:value="7.81685828125" calcext:value-type="float">
            <text:p>7,81685828125</text:p>
          </table:table-cell>
          <table:table-cell table:formula="of:=[.$F$7]/[.$B$3]*[.D27]" office:value-type="float" office:value="9.50739843490321" calcext:value-type="float">
            <text:p>9,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,5</text:p>
          </table:table-cell>
          <table:table-cell table:formula="of:=[.A28]*3.14/12*([.B28]*[.B28]+[.B28]*[.$B$2]+[.$B$2]*[.$B$2])/1000" office:value-type="float" office:value="16.00006625" calcext:value-type="float">
            <text:p>16,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,7894736842105</text:p>
          </table:table-cell>
          <table:table-cell table:formula="of:=[.D28]*3.14/12*([.E28]*[.E28]+[.E28]*[.$B$2]+[.$B$2]*[.$B$2])/1000" office:value-type="float" office:value="8.23834667590028" calcext:value-type="float">
            <text:p>8,23834667590028</text:p>
          </table:table-cell>
          <table:table-cell table:formula="of:=[.$F$7]/[.$B$3]*[.D28]" office:value-type="float" office:value="10.0077878262139" calcext:value-type="float">
            <text:p>10,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,5789473684211</text:p>
          </table:table-cell>
          <table:table-cell table:formula="of:=[.A29]*3.14/12*([.B29]*[.B29]+[.B29]*[.$B$2]+[.$B$2]*[.$B$2])/1000" office:value-type="float" office:value="16.8831102493075" calcext:value-type="float">
            <text:p>16,8831102493075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32.8289473684211" calcext:value-type="float">
            <text:p>32,8289473684211</text:p>
          </table:table-cell>
          <table:table-cell table:formula="of:=[.D29]*3.14/12*([.E29]*[.E29]+[.E29]*[.$B$2]+[.$B$2]*[.$B$2])/1000" office:value-type="float" office:value="8.66085111279432" calcext:value-type="float">
            <text:p>8,66085111279432</text:p>
          </table:table-cell>
          <table:table-cell table:formula="of:=[.$F$7]/[.$B$3]*[.D29]" office:value-type="float" office:value="10.5081772175246" calcext:value-type="float">
            <text:p>10,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,6578947368421</text:p>
          </table:table-cell>
          <table:table-cell table:formula="of:=[.A30]*3.14/12*([.B30]*[.B30]+[.B30]*[.$B$2]+[.$B$2]*[.$B$2])/1000" office:value-type="float" office:value="17.7703162707756" calcext:value-type="float">
            <text:p>17,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,8684210526316</text:p>
          </table:table-cell>
          <table:table-cell table:formula="of:=[.D30]*3.14/12*([.E30]*[.E30]+[.E30]*[.$B$2]+[.$B$2]*[.$B$2])/1000" office:value-type="float" office:value="9.08437281509696" calcext:value-type="float">
            <text:p>9,08437281509696</text:p>
          </table:table-cell>
          <table:table-cell table:formula="of:=[.$F$7]/[.$B$3]*[.D30]" office:value-type="float" office:value="11.0085666088353" calcext:value-type="float">
            <text:p>11,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,7368421052632</text:p>
          </table:table-cell>
          <table:table-cell table:formula="of:=[.A31]*3.14/12*([.B31]*[.B31]+[.B31]*[.$B$2]+[.$B$2]*[.$B$2])/1000" office:value-type="float" office:value="18.661694099723" calcext:value-type="float">
            <text:p>18,661694099723</text:p>
          </table:table-cell>
          <table:table-cell office:value-type="float" office:value="11.585" calcext:value-type="float">
            <text:p>11,585</text:p>
          </table:table-cell>
          <table:table-cell table:formula="of:=([.$B$1]-[.$B$2])/2*[.D31]/[.$B$3]*2+[.$B$2]" office:value-type="float" office:value="32.9146052631579" calcext:value-type="float">
            <text:p>32,9146052631579</text:p>
          </table:table-cell>
          <table:table-cell table:formula="of:=[.D31]*3.14/12*([.E31]*[.E31]+[.E31]*[.$B$2]+[.$B$2]*[.$B$2])/1000" office:value-type="float" office:value="9.58118621509952" calcext:value-type="float">
            <text:p>9,58118621509952</text:p>
          </table:table-cell>
          <table:table-cell table:formula="of:=[.$F$7]/[.$B$3]*[.D31]" office:value-type="float" office:value="11.5940221966688" calcext:value-type="float">
            <text:p>11,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,8157894736842</text:p>
          </table:table-cell>
          <table:table-cell table:formula="of:=[.A32]*3.14/12*([.B32]*[.B32]+[.B32]*[.$B$2]+[.$B$2]*[.$B$2])/1000" office:value-type="float" office:value="19.5572535214681" calcext:value-type="float">
            <text:p>19,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,9473684210526</text:p>
          </table:table-cell>
          <table:table-cell table:formula="of:=[.D32]*3.14/12*([.E32]*[.E32]+[.E32]*[.$B$2]+[.$B$2]*[.$B$2])/1000" office:value-type="float" office:value="9.93447290858726" calcext:value-type="float">
            <text:p>9,93447290858726</text:p>
          </table:table-cell>
          <table:table-cell table:formula="of:=[.$F$7]/[.$B$3]*[.D32]" office:value-type="float" office:value="12.0093453914567" calcext:value-type="float">
            <text:p>12,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,8947368421053</text:p>
          </table:table-cell>
          <table:table-cell table:formula="of:=[.A33]*3.14/12*([.B33]*[.B33]+[.B33]*[.$B$2]+[.$B$2]*[.$B$2])/1000" office:value-type="float" office:value="20.4570043213296" calcext:value-type="float">
            <text:p>20,4570043213296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32.9868421052632" calcext:value-type="float">
            <text:p>32,9868421052632</text:p>
          </table:table-cell>
          <table:table-cell table:formula="of:=[.D33]*3.14/12*([.E33]*[.E33]+[.E33]*[.$B$2]+[.$B$2]*[.$B$2])/1000" office:value-type="float" office:value="10.3610537461046" calcext:value-type="float">
            <text:p>10,3610537461046</text:p>
          </table:table-cell>
          <table:table-cell table:formula="of:=[.$F$7]/[.$B$3]*[.D33]" office:value-type="float" office:value="12.5097347827674" calcext:value-type="float">
            <text:p>12,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,9736842105263</text:p>
          </table:table-cell>
          <table:table-cell table:formula="of:=[.A34]*3.14/12*([.B34]*[.B34]+[.B34]*[.$B$2]+[.$B$2]*[.$B$2])/1000" office:value-type="float" office:value="21.360956284626" calcext:value-type="float">
            <text:p>21,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,0263157894737</text:p>
          </table:table-cell>
          <table:table-cell table:formula="of:=[.D34]*3.14/12*([.E34]*[.E34]+[.E34]*[.$B$2]+[.$B$2]*[.$B$2])/1000" office:value-type="float" office:value="10.7886567416898" calcext:value-type="float">
            <text:p>10,7886567416898</text:p>
          </table:table-cell>
          <table:table-cell table:formula="of:=[.$F$7]/[.$B$3]*[.D34]" office:value-type="float" office:value="13.0101241740781" calcext:value-type="float">
            <text:p>13,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,0526315789474</text:p>
          </table:table-cell>
          <table:table-cell table:formula="of:=[.A35]*3.14/12*([.B35]*[.B35]+[.B35]*[.$B$2]+[.$B$2]*[.$B$2])/1000" office:value-type="float" office:value="22.2691191966759" calcext:value-type="float">
            <text:p>22,2691191966759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33.0657894736842" calcext:value-type="float">
            <text:p>33,0657894736842</text:p>
          </table:table-cell>
          <table:table-cell table:formula="of:=[.D35]*3.14/12*([.E35]*[.E35]+[.E35]*[.$B$2]+[.$B$2]*[.$B$2])/1000" office:value-type="float" office:value="11.2172831185076" calcext:value-type="float">
            <text:p>11,2172831185076</text:p>
          </table:table-cell>
          <table:table-cell table:formula="of:=[.$F$7]/[.$B$3]*[.D35]" office:value-type="float" office:value="13.5105135653888" calcext:value-type="float">
            <text:p>13,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,1315789473684</text:p>
          </table:table-cell>
          <table:table-cell table:formula="of:=[.A36]*3.14/12*([.B36]*[.B36]+[.B36]*[.$B$2]+[.$B$2]*[.$B$2])/1000" office:value-type="float" office:value="23.1815028427978" calcext:value-type="float">
            <text:p>23,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,1052631578947</text:p>
          </table:table-cell>
          <table:table-cell table:formula="of:=[.D36]*3.14/12*([.E36]*[.E36]+[.E36]*[.$B$2]+[.$B$2]*[.$B$2])/1000" office:value-type="float" office:value="11.646934099723" calcext:value-type="float">
            <text:p>11,646934099723</text:p>
          </table:table-cell>
          <table:table-cell table:formula="of:=[.$F$7]/[.$B$3]*[.D36]" office:value-type="float" office:value="14.0109029566995" calcext:value-type="float">
            <text:p>14,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,2105263157895</text:p>
          </table:table-cell>
          <table:table-cell table:formula="of:=[.A37]*3.14/12*([.B37]*[.B37]+[.B37]*[.$B$2]+[.$B$2]*[.$B$2])/1000" office:value-type="float" office:value="24.0981170083102" calcext:value-type="float">
            <text:p>24,0981170083102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33.1447368421053" calcext:value-type="float">
            <text:p>33,1447368421053</text:p>
          </table:table-cell>
          <table:table-cell table:formula="of:=[.D37]*3.14/12*([.E37]*[.E37]+[.E37]*[.$B$2]+[.$B$2]*[.$B$2])/1000" office:value-type="float" office:value="12.0776109085007" calcext:value-type="float">
            <text:p>12,0776109085007</text:p>
          </table:table-cell>
          <table:table-cell table:formula="of:=[.$F$7]/[.$B$3]*[.D37]" office:value-type="float" office:value="14.5112923480102" calcext:value-type="float">
            <text:p>14,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,2894736842105</text:p>
          </table:table-cell>
          <table:table-cell table:formula="of:=[.A38]*3.14/12*([.B38]*[.B38]+[.B38]*[.$B$2]+[.$B$2]*[.$B$2])/1000" office:value-type="float" office:value="25.0189714785319" calcext:value-type="float">
            <text:p>25,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,1842105263158</text:p>
          </table:table-cell>
          <table:table-cell table:formula="of:=[.D38]*3.14/12*([.E38]*[.E38]+[.E38]*[.$B$2]+[.$B$2]*[.$B$2])/1000" office:value-type="float" office:value="12.5093147680055" calcext:value-type="float">
            <text:p>12,5093147680055</text:p>
          </table:table-cell>
          <table:table-cell table:formula="of:=[.$F$7]/[.$B$3]*[.D38]" office:value-type="float" office:value="15.0116817393209" calcext:value-type="float">
            <text:p>15,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,3684210526316</text:p>
          </table:table-cell>
          <table:table-cell table:formula="of:=[.A39]*3.14/12*([.B39]*[.B39]+[.B39]*[.$B$2]+[.$B$2]*[.$B$2])/1000" office:value-type="float" office:value="25.9440760387812" calcext:value-type="float">
            <text:p>25,9440760387812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3.2236842105263" calcext:value-type="float">
            <text:p>33,2236842105263</text:p>
          </table:table-cell>
          <table:table-cell table:formula="of:=[.D39]*3.14/12*([.E39]*[.E39]+[.E39]*[.$B$2]+[.$B$2]*[.$B$2])/1000" office:value-type="float" office:value="12.9420469014024" calcext:value-type="float">
            <text:p>12,9420469014024</text:p>
          </table:table-cell>
          <table:table-cell table:formula="of:=[.$F$7]/[.$B$3]*[.D39]" office:value-type="float" office:value="15.5120711306316" calcext:value-type="float">
            <text:p>15,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,2631578947368</text:p>
          </table:table-cell>
          <table:table-cell table:formula="of:=[.D40]*3.14/12*([.E40]*[.E40]+[.E40]*[.$B$2]+[.$B$2]*[.$B$2])/1000" office:value-type="float" office:value="13.375808531856" calcext:value-type="float">
            <text:p>13,375808531856</text:p>
          </table:table-cell>
          <table:table-cell table:formula="of:=[.$F$7]/[.$B$3]*[.D40]" office:value-type="float" office:value="16.0124605219422" calcext:value-type="float">
            <text:p>16,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3.3026315789474" calcext:value-type="float">
            <text:p>33,3026315789474</text:p>
          </table:table-cell>
          <table:table-cell table:formula="of:=[.D41]*3.14/12*([.E41]*[.E41]+[.E41]*[.$B$2]+[.$B$2]*[.$B$2])/1000" office:value-type="float" office:value="13.8106008825312" calcext:value-type="float">
            <text:p>13,8106008825312</text:p>
          </table:table-cell>
          <table:table-cell table:formula="of:=[.$F$7]/[.$B$3]*[.D41]" office:value-type="float" office:value="16.5128499132529" calcext:value-type="float">
            <text:p>16,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,3421052631579</text:p>
          </table:table-cell>
          <table:table-cell table:formula="of:=[.D42]*3.14/12*([.E42]*[.E42]+[.E42]*[.$B$2]+[.$B$2]*[.$B$2])/1000" office:value-type="float" office:value="14.2464251765928" calcext:value-type="float">
            <text:p>14,2464251765928</text:p>
          </table:table-cell>
          <table:table-cell table:formula="of:=[.$F$7]/[.$B$3]*[.D42]" office:value-type="float" office:value="17.0132393045636" calcext:value-type="float">
            <text:p>17,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3.3815789473684" calcext:value-type="float">
            <text:p>33,3815789473684</text:p>
          </table:table-cell>
          <table:table-cell table:formula="of:=[.D43]*3.14/12*([.E43]*[.E43]+[.E43]*[.$B$2]+[.$B$2]*[.$B$2])/1000" office:value-type="float" office:value="14.6832826372057" calcext:value-type="float">
            <text:p>14,6832826372057</text:p>
          </table:table-cell>
          <table:table-cell table:formula="of:=[.$F$7]/[.$B$3]*[.D43]" office:value-type="float" office:value="17.5136286958743" calcext:value-type="float">
            <text:p>17,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,4210526315789</text:p>
          </table:table-cell>
          <table:table-cell table:formula="of:=[.D44]*3.14/12*([.E44]*[.E44]+[.E44]*[.$B$2]+[.$B$2]*[.$B$2])/1000" office:value-type="float" office:value="15.1211744875346" calcext:value-type="float">
            <text:p>15,1211744875346</text:p>
          </table:table-cell>
          <table:table-cell table:formula="of:=[.$F$7]/[.$B$3]*[.D44]" office:value-type="float" office:value="18.014018087185" calcext:value-type="float">
            <text:p>18,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3.4605263157895" calcext:value-type="float">
            <text:p>33,4605263157895</text:p>
          </table:table-cell>
          <table:table-cell table:formula="of:=[.D45]*3.14/12*([.E45]*[.E45]+[.E45]*[.$B$2]+[.$B$2]*[.$B$2])/1000" office:value-type="float" office:value="15.5601019507445" calcext:value-type="float">
            <text:p>15,5601019507445</text:p>
          </table:table-cell>
          <table:table-cell table:formula="of:=[.$F$7]/[.$B$3]*[.D45]" office:value-type="float" office:value="18.5144074784957" calcext:value-type="float">
            <text:p>18,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,5</text:p>
          </table:table-cell>
          <table:table-cell table:formula="of:=[.D46]*3.14/12*([.E46]*[.E46]+[.E46]*[.$B$2]+[.$B$2]*[.$B$2])/1000" office:value-type="float" office:value="16.00006625" calcext:value-type="float">
            <text:p>16,00006625</text:p>
          </table:table-cell>
          <table:table-cell table:formula="of:=[.$F$7]/[.$B$3]*[.D46]" office:value-type="float" office:value="19.0147968698064" calcext:value-type="float">
            <text:p>19,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3.5394736842105" calcext:value-type="float">
            <text:p>33,5394736842105</text:p>
          </table:table-cell>
          <table:table-cell table:formula="of:=[.D47]*3.14/12*([.E47]*[.E47]+[.E47]*[.$B$2]+[.$B$2]*[.$B$2])/1000" office:value-type="float" office:value="16.4410686084661" calcext:value-type="float">
            <text:p>16,4410686084661</text:p>
          </table:table-cell>
          <table:table-cell table:formula="of:=[.$F$7]/[.$B$3]*[.D47]" office:value-type="float" office:value="19.5151862611171" calcext:value-type="float">
            <text:p>19,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,5789473684211</text:p>
          </table:table-cell>
          <table:table-cell table:formula="of:=[.D48]*3.14/12*([.E48]*[.E48]+[.E48]*[.$B$2]+[.$B$2]*[.$B$2])/1000" office:value-type="float" office:value="16.8831102493075" calcext:value-type="float">
            <text:p>16,8831102493075</text:p>
          </table:table-cell>
          <table:table-cell table:formula="of:=[.$F$7]/[.$B$3]*[.D48]" office:value-type="float" office:value="20.0155756524278" calcext:value-type="float">
            <text:p>20,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3.6184210526316" calcext:value-type="float">
            <text:p>33,6184210526316</text:p>
          </table:table-cell>
          <table:table-cell table:formula="of:=[.D49]*3.14/12*([.E49]*[.E49]+[.E49]*[.$B$2]+[.$B$2]*[.$B$2])/1000" office:value-type="float" office:value="17.3261923956891" calcext:value-type="float">
            <text:p>17,3261923956891</text:p>
          </table:table-cell>
          <table:table-cell table:formula="of:=[.$F$7]/[.$B$3]*[.D49]" office:value-type="float" office:value="20.5159650437385" calcext:value-type="float">
            <text:p>20,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,6578947368421</text:p>
          </table:table-cell>
          <table:table-cell table:formula="of:=[.D50]*3.14/12*([.E50]*[.E50]+[.E50]*[.$B$2]+[.$B$2]*[.$B$2])/1000" office:value-type="float" office:value="17.7703162707756" calcext:value-type="float">
            <text:p>17,7703162707756</text:p>
          </table:table-cell>
          <table:table-cell table:formula="of:=[.$F$7]/[.$B$3]*[.D50]" office:value-type="float" office:value="21.0163544350492" calcext:value-type="float">
            <text:p>21,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3.6973684210526" calcext:value-type="float">
            <text:p>33,6973684210526</text:p>
          </table:table-cell>
          <table:table-cell table:formula="of:=[.D51]*3.14/12*([.E51]*[.E51]+[.E51]*[.$B$2]+[.$B$2]*[.$B$2])/1000" office:value-type="float" office:value="18.215483097732" calcext:value-type="float">
            <text:p>18,215483097732</text:p>
          </table:table-cell>
          <table:table-cell table:formula="of:=[.$F$7]/[.$B$3]*[.D51]" office:value-type="float" office:value="21.5167438263599" calcext:value-type="float">
            <text:p>21,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,7368421052632</text:p>
          </table:table-cell>
          <table:table-cell table:formula="of:=[.D52]*3.14/12*([.E52]*[.E52]+[.E52]*[.$B$2]+[.$B$2]*[.$B$2])/1000" office:value-type="float" office:value="18.661694099723" calcext:value-type="float">
            <text:p>18,661694099723</text:p>
          </table:table-cell>
          <table:table-cell table:formula="of:=[.$F$7]/[.$B$3]*[.D52]" office:value-type="float" office:value="22.0171332176706" calcext:value-type="float">
            <text:p>22,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3.7763157894737" calcext:value-type="float">
            <text:p>33,7763157894737</text:p>
          </table:table-cell>
          <table:table-cell table:formula="of:=[.D53]*3.14/12*([.E53]*[.E53]+[.E53]*[.$B$2]+[.$B$2]*[.$B$2])/1000" office:value-type="float" office:value="19.1089504999134" calcext:value-type="float">
            <text:p>19,1089504999134</text:p>
          </table:table-cell>
          <table:table-cell table:formula="of:=[.$F$7]/[.$B$3]*[.D53]" office:value-type="float" office:value="22.5175226089813" calcext:value-type="float">
            <text:p>22,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,8157894736842</text:p>
          </table:table-cell>
          <table:table-cell table:formula="of:=[.D54]*3.14/12*([.E54]*[.E54]+[.E54]*[.$B$2]+[.$B$2]*[.$B$2])/1000" office:value-type="float" office:value="19.5572535214681" calcext:value-type="float">
            <text:p>19,5572535214681</text:p>
          </table:table-cell>
          <table:table-cell table:formula="of:=[.$F$7]/[.$B$3]*[.D54]" office:value-type="float" office:value="23.017912000292" calcext:value-type="float">
            <text:p>23,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3.8552631578947" calcext:value-type="float">
            <text:p>33,8552631578947</text:p>
          </table:table-cell>
          <table:table-cell table:formula="of:=[.D55]*3.14/12*([.E55]*[.E55]+[.E55]*[.$B$2]+[.$B$2]*[.$B$2])/1000" office:value-type="float" office:value="20.0066043875519" calcext:value-type="float">
            <text:p>20,0066043875519</text:p>
          </table:table-cell>
          <table:table-cell table:formula="of:=[.$F$7]/[.$B$3]*[.D55]" office:value-type="float" office:value="23.5183013916027" calcext:value-type="float">
            <text:p>23,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,8947368421053</text:p>
          </table:table-cell>
          <table:table-cell table:formula="of:=[.D56]*3.14/12*([.E56]*[.E56]+[.E56]*[.$B$2]+[.$B$2]*[.$B$2])/1000" office:value-type="float" office:value="20.4570043213296" calcext:value-type="float">
            <text:p>20,4570043213296</text:p>
          </table:table-cell>
          <table:table-cell table:formula="of:=[.$F$7]/[.$B$3]*[.D56]" office:value-type="float" office:value="24.0186907829134" calcext:value-type="float">
            <text:p>24,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3.9342105263158" calcext:value-type="float">
            <text:p>33,9342105263158</text:p>
          </table:table-cell>
          <table:table-cell table:formula="of:=[.D57]*3.14/12*([.E57]*[.E57]+[.E57]*[.$B$2]+[.$B$2]*[.$B$2])/1000" office:value-type="float" office:value="20.9084545459661" calcext:value-type="float">
            <text:p>20,9084545459661</text:p>
          </table:table-cell>
          <table:table-cell table:formula="of:=[.$F$7]/[.$B$3]*[.D57]" office:value-type="float" office:value="24.5190801742241" calcext:value-type="float">
            <text:p>24,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,9736842105263</text:p>
          </table:table-cell>
          <table:table-cell table:formula="of:=[.D58]*3.14/12*([.E58]*[.E58]+[.E58]*[.$B$2]+[.$B$2]*[.$B$2])/1000" office:value-type="float" office:value="21.360956284626" calcext:value-type="float">
            <text:p>21,360956284626</text:p>
          </table:table-cell>
          <table:table-cell table:formula="of:=[.$F$7]/[.$B$3]*[.D58]" office:value-type="float" office:value="25.0194695655348" calcext:value-type="float">
            <text:p>25,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4.0131578947368" calcext:value-type="float">
            <text:p>34,0131578947368</text:p>
          </table:table-cell>
          <table:table-cell table:formula="of:=[.D59]*3.14/12*([.E59]*[.E59]+[.E59]*[.$B$2]+[.$B$2]*[.$B$2])/1000" office:value-type="float" office:value="21.8145107604744" calcext:value-type="float">
            <text:p>21,8145107604744</text:p>
          </table:table-cell>
          <table:table-cell table:formula="of:=[.$F$7]/[.$B$3]*[.D59]" office:value-type="float" office:value="25.5198589568455" calcext:value-type="float">
            <text:p>25,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,0526315789474</text:p>
          </table:table-cell>
          <table:table-cell table:formula="of:=[.D60]*3.14/12*([.E60]*[.E60]+[.E60]*[.$B$2]+[.$B$2]*[.$B$2])/1000" office:value-type="float" office:value="22.2691191966759" calcext:value-type="float">
            <text:p>22,2691191966759</text:p>
          </table:table-cell>
          <table:table-cell table:formula="of:=[.$F$7]/[.$B$3]*[.D60]" office:value-type="float" office:value="26.0202483481561" calcext:value-type="float">
            <text:p>26,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4.0921052631579" calcext:value-type="float">
            <text:p>34,0921052631579</text:p>
          </table:table-cell>
          <table:table-cell table:formula="of:=[.D61]*3.14/12*([.E61]*[.E61]+[.E61]*[.$B$2]+[.$B$2]*[.$B$2])/1000" office:value-type="float" office:value="22.7247828163954" calcext:value-type="float">
            <text:p>22,7247828163954</text:p>
          </table:table-cell>
          <table:table-cell table:formula="of:=[.$F$7]/[.$B$3]*[.D61]" office:value-type="float" office:value="26.5206377394668" calcext:value-type="float">
            <text:p>26,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,1315789473684</text:p>
          </table:table-cell>
          <table:table-cell table:formula="of:=[.D62]*3.14/12*([.E62]*[.E62]+[.E62]*[.$B$2]+[.$B$2]*[.$B$2])/1000" office:value-type="float" office:value="23.1815028427978" calcext:value-type="float">
            <text:p>23,1815028427978</text:p>
          </table:table-cell>
          <table:table-cell table:formula="of:=[.$F$7]/[.$B$3]*[.D62]" office:value-type="float" office:value="27.0210271307775" calcext:value-type="float">
            <text:p>27,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4.1710526315789" calcext:value-type="float">
            <text:p>34,1710526315789</text:p>
          </table:table-cell>
          <table:table-cell table:formula="of:=[.D63]*3.14/12*([.E63]*[.E63]+[.E63]*[.$B$2]+[.$B$2]*[.$B$2])/1000" office:value-type="float" office:value="23.6392804990478" calcext:value-type="float">
            <text:p>23,6392804990478</text:p>
          </table:table-cell>
          <table:table-cell table:formula="of:=[.$F$7]/[.$B$3]*[.D63]" office:value-type="float" office:value="27.5214165220882" calcext:value-type="float">
            <text:p>27,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,2105263157895</text:p>
          </table:table-cell>
          <table:table-cell table:formula="of:=[.D64]*3.14/12*([.E64]*[.E64]+[.E64]*[.$B$2]+[.$B$2]*[.$B$2])/1000" office:value-type="float" office:value="24.0981170083102" calcext:value-type="float">
            <text:p>24,0981170083102</text:p>
          </table:table-cell>
          <table:table-cell table:formula="of:=[.$F$7]/[.$B$3]*[.D64]" office:value-type="float" office:value="28.0218059133989" calcext:value-type="float">
            <text:p>28,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4.25" calcext:value-type="float">
            <text:p>34,25</text:p>
          </table:table-cell>
          <table:table-cell table:formula="of:=[.D65]*3.14/12*([.E65]*[.E65]+[.E65]*[.$B$2]+[.$B$2]*[.$B$2])/1000" office:value-type="float" office:value="24.55801359375" calcext:value-type="float">
            <text:p>24,55801359375</text:p>
          </table:table-cell>
          <table:table-cell table:formula="of:=[.$F$7]/[.$B$3]*[.D65]" office:value-type="float" office:value="28.5221953047096" calcext:value-type="float">
            <text:p>28,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,2894736842105</text:p>
          </table:table-cell>
          <table:table-cell table:formula="of:=[.D66]*3.14/12*([.E66]*[.E66]+[.E66]*[.$B$2]+[.$B$2]*[.$B$2])/1000" office:value-type="float" office:value="25.0189714785319" calcext:value-type="float">
            <text:p>25,0189714785319</text:p>
          </table:table-cell>
          <table:table-cell table:formula="of:=[.$F$7]/[.$B$3]*[.D66]" office:value-type="float" office:value="29.0225846960203" calcext:value-type="float">
            <text:p>29,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4.3289473684211" calcext:value-type="float">
            <text:p>34,3289473684211</text:p>
          </table:table-cell>
          <table:table-cell table:formula="of:=[.D67]*3.14/12*([.E67]*[.E67]+[.E67]*[.$B$2]+[.$B$2]*[.$B$2])/1000" office:value-type="float" office:value="25.4809918858206" calcext:value-type="float">
            <text:p>25,4809918858206</text:p>
          </table:table-cell>
          <table:table-cell table:formula="of:=[.$F$7]/[.$B$3]*[.D67]" office:value-type="float" office:value="29.522974087331" calcext:value-type="float">
            <text:p>29,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,3684210526316</text:p>
          </table:table-cell>
          <table:table-cell table:formula="of:=[.D68]*3.14/12*([.E68]*[.E68]+[.E68]*[.$B$2]+[.$B$2]*[.$B$2])/1000" office:value-type="float" office:value="25.9440760387812" calcext:value-type="float">
            <text:p>25,9440760387812</text:p>
          </table:table-cell>
          <table:table-cell table:formula="of:=[.$F$7]/[.$B$3]*[.D68]" office:value-type="float" office:value="30.0233634786417" calcext:value-type="float">
            <text:p>30,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4.4078947368421" calcext:value-type="float">
            <text:p>34,4078947368421</text:p>
          </table:table-cell>
          <table:table-cell table:formula="of:=[.D69]*3.14/12*([.E69]*[.E69]+[.E69]*[.$B$2]+[.$B$2]*[.$B$2])/1000" office:value-type="float" office:value="26.4082251605783" calcext:value-type="float">
            <text:p>26,4082251605783</text:p>
          </table:table-cell>
          <table:table-cell table:formula="of:=[.$F$7]/[.$B$3]*[.D69]" office:value-type="float" office:value="30.5237528699524" calcext:value-type="float">
            <text:p>30,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,4473684210526</text:p>
          </table:table-cell>
          <table:table-cell table:formula="of:=[.D70]*3.14/12*([.E70]*[.E70]+[.E70]*[.$B$2]+[.$B$2]*[.$B$2])/1000" office:value-type="float" office:value="26.8734404743767" calcext:value-type="float">
            <text:p>26,8734404743767</text:p>
          </table:table-cell>
          <table:table-cell table:formula="of:=[.$F$7]/[.$B$3]*[.D70]" office:value-type="float" office:value="31.0241422612631" calcext:value-type="float">
            <text:p>31,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4.4868421052632" calcext:value-type="float">
            <text:p>34,4868421052632</text:p>
          </table:table-cell>
          <table:table-cell table:formula="of:=[.D71]*3.14/12*([.E71]*[.E71]+[.E71]*[.$B$2]+[.$B$2]*[.$B$2])/1000" office:value-type="float" office:value="27.3397232033414" calcext:value-type="float">
            <text:p>27,3397232033414</text:p>
          </table:table-cell>
          <table:table-cell table:formula="of:=[.$F$7]/[.$B$3]*[.D71]" office:value-type="float" office:value="31.5245316525738" calcext:value-type="float">
            <text:p>31,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,5263157894737</text:p>
          </table:table-cell>
          <table:table-cell table:formula="of:=[.D72]*3.14/12*([.E72]*[.E72]+[.E72]*[.$B$2]+[.$B$2]*[.$B$2])/1000" office:value-type="float" office:value="27.8070745706371" calcext:value-type="float">
            <text:p>27,8070745706371</text:p>
          </table:table-cell>
          <table:table-cell table:formula="of:=[.$F$7]/[.$B$3]*[.D72]" office:value-type="float" office:value="32.0249210438845" calcext:value-type="float">
            <text:p>32,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4.5657894736842" calcext:value-type="float">
            <text:p>34,5657894736842</text:p>
          </table:table-cell>
          <table:table-cell table:formula="of:=[.D73]*3.14/12*([.E73]*[.E73]+[.E73]*[.$B$2]+[.$B$2]*[.$B$2])/1000" office:value-type="float" office:value="28.2754957994287" calcext:value-type="float">
            <text:p>28,2754957994287</text:p>
          </table:table-cell>
          <table:table-cell table:formula="of:=[.$F$7]/[.$B$3]*[.D73]" office:value-type="float" office:value="32.5253104351952" calcext:value-type="float">
            <text:p>32,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,6052631578947</text:p>
          </table:table-cell>
          <table:table-cell table:formula="of:=[.D74]*3.14/12*([.E74]*[.E74]+[.E74]*[.$B$2]+[.$B$2]*[.$B$2])/1000" office:value-type="float" office:value="28.7449881128809" calcext:value-type="float">
            <text:p>28,7449881128809</text:p>
          </table:table-cell>
          <table:table-cell table:formula="of:=[.$F$7]/[.$B$3]*[.D74]" office:value-type="float" office:value="33.0256998265059" calcext:value-type="float">
            <text:p>33,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4.6447368421053" calcext:value-type="float">
            <text:p>34,6447368421053</text:p>
          </table:table-cell>
          <table:table-cell table:formula="of:=[.D75]*3.14/12*([.E75]*[.E75]+[.E75]*[.$B$2]+[.$B$2]*[.$B$2])/1000" office:value-type="float" office:value="29.2155527341586" calcext:value-type="float">
            <text:p>29,2155527341586</text:p>
          </table:table-cell>
          <table:table-cell table:formula="of:=[.$F$7]/[.$B$3]*[.D75]" office:value-type="float" office:value="33.5260892178166" calcext:value-type="float">
            <text:p>33,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,6842105263158</text:p>
          </table:table-cell>
          <table:table-cell table:formula="of:=[.D76]*3.14/12*([.E76]*[.E76]+[.E76]*[.$B$2]+[.$B$2]*[.$B$2])/1000" office:value-type="float" office:value="29.6871908864266" calcext:value-type="float">
            <text:p>29,6871908864266</text:p>
          </table:table-cell>
          <table:table-cell table:formula="of:=[.$F$7]/[.$B$3]*[.D76]" office:value-type="float" office:value="34.0264786091273" calcext:value-type="float">
            <text:p>34,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,5</text:p>
          </table:table-cell>
          <table:table-cell table:formula="of:=([.$B$1]-[.$B$2])/2*[.D77]/[.$B$3]*2+[.$B$2]" office:value-type="float" office:value="34.7236842105263" calcext:value-type="float">
            <text:p>34,7236842105263</text:p>
          </table:table-cell>
          <table:table-cell table:formula="of:=[.D77]*3.14/12*([.E77]*[.E77]+[.E77]*[.$B$2]+[.$B$2]*[.$B$2])/1000" office:value-type="float" office:value="30.1599037928497" calcext:value-type="float">
            <text:p>30,1599037928497</text:p>
          </table:table-cell>
          <table:table-cell table:formula="of:=[.$F$7]/[.$B$3]*[.D77]" office:value-type="float" office:value="34.526868000438" calcext:value-type="float">
            <text:p>34,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,7631578947368</text:p>
          </table:table-cell>
          <table:table-cell table:formula="of:=[.D78]*3.14/12*([.E78]*[.E78]+[.E78]*[.$B$2]+[.$B$2]*[.$B$2])/1000" office:value-type="float" office:value="30.6336926765928" calcext:value-type="float">
            <text:p>30,6336926765928</text:p>
          </table:table-cell>
          <table:table-cell table:formula="of:=[.$F$7]/[.$B$3]*[.D78]" office:value-type="float" office:value="35.0272573917487" calcext:value-type="float">
            <text:p>35,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,5</text:p>
          </table:table-cell>
          <table:table-cell table:formula="of:=([.$B$1]-[.$B$2])/2*[.D79]/[.$B$3]*2+[.$B$2]" office:value-type="float" office:value="34.8026315789474" calcext:value-type="float">
            <text:p>34,8026315789474</text:p>
          </table:table-cell>
          <table:table-cell table:formula="of:=[.D79]*3.14/12*([.E79]*[.E79]+[.E79]*[.$B$2]+[.$B$2]*[.$B$2])/1000" office:value-type="float" office:value="31.1085587608206" calcext:value-type="float">
            <text:p>31,1085587608206</text:p>
          </table:table-cell>
          <table:table-cell table:formula="of:=[.$F$7]/[.$B$3]*[.D79]" office:value-type="float" office:value="35.5276467830594" calcext:value-type="float">
            <text:p>35,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,8421052631579</text:p>
          </table:table-cell>
          <table:table-cell table:formula="of:=[.D80]*3.14/12*([.E80]*[.E80]+[.E80]*[.$B$2]+[.$B$2]*[.$B$2])/1000" office:value-type="float" office:value="31.5845032686981" calcext:value-type="float">
            <text:p>31,5845032686981</text:p>
          </table:table-cell>
          <table:table-cell table:formula="of:=[.$F$7]/[.$B$3]*[.D80]" office:value-type="float" office:value="36.0280361743701" calcext:value-type="float">
            <text:p>36,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,5</text:p>
          </table:table-cell>
          <table:table-cell table:formula="of:=([.$B$1]-[.$B$2])/2*[.D81]/[.$B$3]*2+[.$B$2]" office:value-type="float" office:value="34.8815789473684" calcext:value-type="float">
            <text:p>34,8815789473684</text:p>
          </table:table-cell>
          <table:table-cell table:formula="of:=[.D81]*3.14/12*([.E81]*[.E81]+[.E81]*[.$B$2]+[.$B$2]*[.$B$2])/1000" office:value-type="float" office:value="32.0615274233899" calcext:value-type="float">
            <text:p>32,0615274233899</text:p>
          </table:table-cell>
          <table:table-cell table:formula="of:=[.$F$7]/[.$B$3]*[.D81]" office:value-type="float" office:value="36.5284255656807" calcext:value-type="float">
            <text:p>36,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,9210526315789</text:p>
          </table:table-cell>
          <table:table-cell table:formula="of:=[.D82]*3.14/12*([.E82]*[.E82]+[.E82]*[.$B$2]+[.$B$2]*[.$B$2])/1000" office:value-type="float" office:value="32.5396324480609" calcext:value-type="float">
            <text:p>32,5396324480609</text:p>
          </table:table-cell>
          <table:table-cell table:formula="of:=[.$F$7]/[.$B$3]*[.D82]" office:value-type="float" office:value="37.0288149569914" calcext:value-type="float">
            <text:p>37,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,5</text:p>
          </table:table-cell>
          <table:table-cell table:formula="of:=([.$B$1]-[.$B$2])/2*[.D83]/[.$B$3]*2+[.$B$2]" office:value-type="float" office:value="34.9605263157895" calcext:value-type="float">
            <text:p>34,9605263157895</text:p>
          </table:table-cell>
          <table:table-cell table:formula="of:=[.D83]*3.14/12*([.E83]*[.E83]+[.E83]*[.$B$2]+[.$B$2]*[.$B$2])/1000" office:value-type="float" office:value="33.018819565876" calcext:value-type="float">
            <text:p>33,018819565876</text:p>
          </table:table-cell>
          <table:table-cell table:formula="of:=[.$F$7]/[.$B$3]*[.D83]" office:value-type="float" office:value="37.5292043483021" calcext:value-type="float">
            <text:p>37,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,49909</text:p>
          </table:table-cell>
          <table:table-cell table:formula="of:=[.$F$7]/[.$B$3]*[.D84]" office:value-type="float" office:value="38.0295937396128" calcext:value-type="float">
            <text:p>38,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0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0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0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0" office:value-type="string" calcext:value-type="string">
            <text:p>Umrechnung Brix Pl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21" office:value-type="float" office:value="20" calcext:value-type="float">
            <text:p>20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0" table:formula="of:=[.B2]/1.04" office:value-type="float" office:value="19.2307692307692" calcext:value-type="float">
            <text:p>19,2307692307692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20"/>
          <table:table-cell/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21" office:value-type="float" office:value="13" calcext:value-type="float">
            <text:p>13</text:p>
          </table:table-cell>
          <table:table-cell office:value-type="string" calcext:value-type="string">
            <text:p>Brix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20" table:formula="of:=[.B5]/1.04" office:value-type="float" office:value="12.5" calcext:value-type="float">
            <text:p>12,5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/>
          <table:table-cell table:style-name="ce18"/>
          <table:table-cell/>
        </table:table-row>
        <table:table-row table:style-name="ro1">
          <table:table-cell table:style-name="ce20" office:value-type="string" calcext:value-type="string">
            <text:p>Spindelwert alkoholkorrigiert SRE – T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20" table:formula="of:=(0.0034941 * [.B6]-0.00085683*[.B3])*1000/4" office:value-type="float" office:value="6.7996875" calcext:value-type="float">
            <text:p>6,7996875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0" table:formula="of:=0.1808*[.B3]+0.8192*[.B9]" office:value-type="float" office:value="9.04722707692308" calcext:value-type="float">
            <text:p>9,04722707692308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0" table:formula="of:=([.B3]-[.B9])*100/[.B3]" office:value-type="float" office:value="64.641625" calcext:value-type="float">
            <text:p>64,64162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0" table:formula="of:=([.B3]-[.B10])*100/[.B3]" office:value-type="float" office:value="52.9544192" calcext:value-type="float">
            <text:p>52,954419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0" table:formula="of:=([.B3]-[.B10])/(2.0665-0.010665*[.B3])" office:value-type="float" office:value="5.47089347370161" calcext:value-type="float">
            <text:p>5,4708934737016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0" table:formula="of:=261.1/(261.53-[.B10])*[.B13]/0.794" office:value-type="float" office:value="7.12545951143352" calcext:value-type="float">
            <text:p>7,1254595114335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0" office:value-type="string" calcext:value-type="string">
            <text:p>Grünschlau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18]+273.5)))" office:value-type="float" office:value="2.21784829987665" calcext:value-type="float">
            <text:p>2,2178482998766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7]-[.B19]" office:value-type="float" office:value="2.78215170012335" calcext:value-type="float">
            <text:p>2,7821517001233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0]*0.1/0.4" office:value-type="float" office:value="0.695537925030838" calcext:value-type="float">
            <text:p>0,695537925030838</text:p>
          </table:table-cell>
          <table:table-cell office:value-type="string" calcext:value-type="string">
            <text:p>°P</text:p>
          </table:table-cell>
        </table:table-row>
        <table:table-row table:style-name="ro1">
          <table:table-cell office:value-type="string" calcext:value-type="string">
            <text:p>TRE beim Grünschlauchen</text:p>
          </table:table-cell>
          <table:table-cell table:formula="of:=[.B10]+[.B21]" office:value-type="float" office:value="9.74276500195392" calcext:value-type="float">
            <text:p>9,74276500195392</text:p>
          </table:table-cell>
          <table:table-cell office:value-type="string" calcext:value-type="string">
            <text:p>°P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23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23"/>
        </table:table-row>
        <table:table-row table:style-name="ro1">
          <table:table-cell table:number-columns-repeated="2"/>
          <table:table-cell table:style-name="ce23"/>
        </table:table-row>
      </table:table>
      <table:table table:name="Spundungstabelle" table:style-name="ta1">
        <table:table-column table:style-name="co11" table:default-cell-style-name="ce20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24" calcext:value-type="float">
            <text:p>24</text:p>
          </table:table-cell>
          <table:table-cell table:style-name="ce20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10.13*(10*EXP(-10.73797+(2617.25/([.D$7]+273.15))))-1.013" office:value-type="float" office:value="26.7459577687362" calcext:value-type="float">
            <text:p>26,7459577687362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0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0" office:value-type="string" calcext:value-type="string">
            <text:p>Alpha[%]</text:p>
          </table:table-cell>
          <table:table-cell table:style-name="ce20" office:value-type="string" calcext:value-type="string">
            <text:p>Kochzeit [min]</text:p>
          </table:table-cell>
          <table:table-cell table:style-name="ce20" office:value-type="string" calcext:value-type="string">
            <text:p>Hopfengabe [g]</text:p>
          </table:table-cell>
          <table:table-cell table:style-name="ce20" office:value-type="string" calcext:value-type="string">
            <text:p>Ausnutzung</text:p>
          </table:table-cell>
          <table:table-cell table:style-name="ce20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Bitterhopfen</text:p>
          </table:table-cell>
          <table:table-cell office:value-type="float" office:value="13.2" calcext:value-type="float">
            <text:p>13,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formula="of:=(1.65*0.000125^(0.004*[.$E$4]))*(1-EXP(-0.04*[.F7]))/4.15" office:value-type="float" office:value="0.242350261262081" calcext:value-type="float">
            <text:p>0,242350261262081</text:p>
          </table:table-cell>
          <table:table-cell table:formula="of:=[.G7]*[.E7]*10*[.H7]/[.$E$5]" office:value-type="float" office:value="17.5946289676271" calcext:value-type="float">
            <text:p>17,5946289676271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9001953520665" calcext:value-type="float">
            <text:p>0,239001953520665</text:p>
          </table:table-cell>
          <table:table-cell table:formula="of:=[.G8]*[.E8]*10*[.H8]/[.$E$5]" office:value-type="float" office:value="5.97504883801663" calcext:value-type="float">
            <text:p>5,97504883801663</text:p>
          </table:table-cell>
        </table:table-row>
        <table:table-row table:style-name="ro1">
          <table:table-cell table:number-columns-repeated="3"/>
          <table:table-cell table:style-name="ce20" office:value-type="string" calcext:value-type="string">
            <text:p>Aromahopfen</text:p>
          </table:table-cell>
          <table:table-cell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112417276327682" calcext:value-type="float">
            <text:p>0,112417276327682</text:p>
          </table:table-cell>
          <table:table-cell table:formula="of:=[.G9]*[.E9]*10*[.H9]/[.$E$5]" office:value-type="float" office:value="2.69801463186436" calcext:value-type="float">
            <text:p>2,6980146318643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calcext:value-type="string">
            <text:p>IBU gesamt</text:p>
          </table:table-cell>
          <table:table-cell table:formula="of:=SUM([.I7:.I9])" office:value-type="float" office:value="26.2676924375081" calcext:value-type="float">
            <text:p>26,2676924375081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3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3"/>
          <table:table-cell table:number-columns-repeated="5"/>
        </table:table-row>
        <table:table-row table:style-name="ro3">
          <table:table-cell table:number-columns-repeated="3"/>
          <table:table-cell table:style-name="ce34"/>
          <table:table-cell table:number-columns-repeated="5"/>
        </table:table-row>
      </table:table>
      <table:table table:name="Schüttung" table:style-name="ta1"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,048</text:p>
          </table:table-cell>
          <table:table-cell/>
          <table:table-cell table:formula="of:=1+([.B5]/(258.6-(([.B5]/258.2)*227.1)))" office:value-type="float" office:value="1.04837824215727" calcext:value-type="float">
            <text:p>1,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,96</text:p>
          </table:table-cell>
          <table:table-cell/>
          <table:table-cell table:formula="of:=[.D7]*[.B6]" office:value-type="float" office:value="20.9675648431454" calcext:value-type="float">
            <text:p>20,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,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,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0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0" office:value-type="string" calcext:value-type="string">
            <text:p>W (Winkel)</text:p>
          </table:table-cell>
          <table:table-cell table:style-name="ce20" office:value-type="string" calcext:value-type="string">
            <text:p>P (°P)</text:p>
          </table:table-cell>
          <table:table-cell/>
          <table:table-cell table:style-name="ce20" office:value-type="string" calcext:value-type="string">
            <text:p>W*P</text:p>
          </table:table-cell>
          <table:table-cell table:style-name="ce20" office:value-type="string" calcext:value-type="string">
            <text:p>W^2</text:p>
          </table:table-cell>
          <table:table-cell table:style-name="ce20" office:value-type="string" calcext:value-type="string">
            <text:p>W^3</text:p>
          </table:table-cell>
          <table:table-cell table:style-name="ce20" office:value-type="string" calcext:value-type="string">
            <text:p>W^4</text:p>
          </table:table-cell>
          <table:table-cell table:style-name="ce20" office:value-type="string" calcext:value-type="string">
            <text:p>W^2*P</text:p>
          </table:table-cell>
          <table:table-cell/>
          <table:table-cell table:style-name="ce20" office:value-type="string" calcext:value-type="string">
            <text:p>Mittelwerte</text:p>
          </table:table-cell>
          <table:table-cell table:style-name="ce20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0" table:number-columns-repeated="5"/>
          <table:table-cell table:number-columns-repeated="44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,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Zellenzahl</text:p>
          </table:table-cell>
          <table:table-cell table:style-name="ce20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,2288181818182</text:p>
          </table:table-cell>
          <table:table-cell table:formula="of:=[.C3]-[.N3]" office:value-type="float" office:value="-0.108818181818176" calcext:value-type="float">
            <text:p>-0,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5.02" calcext:value-type="float">
            <text:p>35,02</text:p>
          </table:table-cell>
          <table:table-cell/>
          <table:table-cell table:formula="of:=[.B4]*[.C4]" office:value-type="float" office:value="87.55" calcext:value-type="float">
            <text:p>87,55</text:p>
          </table:table-cell>
          <table:table-cell table:formula="of:=[.B4]*[.B4]" office:value-type="float" office:value="6.25" calcext:value-type="float">
            <text:p>6,25</text:p>
          </table:table-cell>
          <table:table-cell table:formula="of:=[.B4]*[.B4]*[.B4]" office:value-type="float" office:value="15.625" calcext:value-type="float">
            <text:p>15,625</text:p>
          </table:table-cell>
          <table:table-cell table:formula="of:=[.B4]*[.B4]*[.B4]*[.B4]" office:value-type="float" office:value="39.0625" calcext:value-type="float">
            <text:p>39,0625</text:p>
          </table:table-cell>
          <table:table-cell table:formula="of:=[.F4]*[.C4]" office:value-type="float" office:value="218.875" calcext:value-type="float">
            <text:p>218,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,375</text:p>
          </table:table-cell>
          <table:table-cell/>
          <table:table-cell table:formula="of:=[.$L$14]*[.B4]*[.B4]+[.$L$15]*[.B4]+[.$L$16]" office:value-type="float" office:value="34.7298181818182" calcext:value-type="float">
            <text:p>34,7298181818182</text:p>
          </table:table-cell>
          <table:table-cell table:formula="of:=[.C4]-[.N4]" office:value-type="float" office:value="0.290181818181814" calcext:value-type="float">
            <text:p>0,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,18</text:p>
          </table:table-cell>
          <table:table-cell/>
          <table:table-cell table:formula="of:=[.B5]*[.C5]" office:value-type="float" office:value="225.9" calcext:value-type="float">
            <text:p>225,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,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,8975</text:p>
          </table:table-cell>
          <table:table-cell/>
          <table:table-cell table:formula="of:=[.$L$14]*[.B5]*[.B5]+[.$L$15]*[.B5]+[.$L$16]" office:value-type="float" office:value="45.3976363636364" calcext:value-type="float">
            <text:p>45,3976363636364</text:p>
          </table:table-cell>
          <table:table-cell table:formula="of:=[.C5]-[.N5]" office:value-type="float" office:value="-0.21763636363638" calcext:value-type="float">
            <text:p>-0,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,27</text:p>
          </table:table-cell>
          <table:table-cell/>
          <table:table-cell table:formula="of:=[.B6]*[.C6]" office:value-type="float" office:value="552.7" calcext:value-type="float">
            <text:p>552,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,5375</text:p>
          </table:table-cell>
          <table:table-cell/>
          <table:table-cell table:formula="of:=[.$L$14]*[.B6]*[.B6]+[.$L$15]*[.B6]+[.$L$16]" office:value-type="float" office:value="55.2337272727273" calcext:value-type="float">
            <text:p>55,2337272727273</text:p>
          </table:table-cell>
          <table:table-cell table:formula="of:=[.C6]-[.N6]" office:value-type="float" office:value="0.0362727272727241" calcext:value-type="float">
            <text:p>0,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,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,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,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,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0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,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,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,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0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20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Kochmaische Vol [L]</text:p>
          </table:table-cell>
          <table:table-cell table:style-name="ce20" table:formula="of:=([.B2]-[.B3])/([.B4]-[.B3])*[.B5]" office:value-type="float" office:value="7.71084337349398" calcext:value-type="float">
            <text:p>7,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0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,8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Zubrühtemperatur [°C]</text:p>
          </table:table-cell>
          <table:table-cell table:style-name="ce20" table:formula="of:=[.B14]+(0.32*[.B12]+[.B13])*([.B14]-[.B15])/[.B16]" office:value-type="float" office:value="38.16" calcext:value-type="float">
            <text:p>38,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Zubrühmenge [L]</text:p>
          </table:table-cell>
          <table:table-cell table:style-name="ce20" table:formula="of:=([.B22]+[.B13])*([.B14]-[.B21])/([.B20]-[.B21])" office:value-type="float" office:value="5.26439024390244" calcext:value-type="float">
            <text:p>5,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,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0" office:value-type="string" calcext:value-type="string">
            <text:p>Einmaischmenge</text:p>
          </table:table-cell>
          <table:table-cell table:style-name="ce20" table:formula="of:=[.B16]-[.B23]" office:value-type="float" office:value="11.5356097560976" calcext:value-type="float">
            <text:p>11,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0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,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,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,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,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,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tammwürze neu [°P]</text:p>
          </table:table-cell>
          <table:table-cell table:style-name="ce20" table:formula="of:=[.B39]*[.B40]/([.B40]+[.B41])" office:value-type="float" office:value="10.9090909090909" calcext:value-type="float">
            <text:p>10,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udhausausbeute [%]</text:p>
          </table:table-cell>
          <table:table-cell table:style-name="ce20" table:formula="of:=[.B47]*[.B48]*[.B49]*[.B50]/[.B51]" office:value-type="float" office:value="57.6" calcext:value-type="float">
            <text:p>57,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0" office:value-type="string" calcext:value-type="string">
            <text:p>Kochtemperatur [°C]</text:p>
          </table:table-cell>
          <table:table-cell table:style-name="ce20" table:formula="of:=100-[.B55]*0.003354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0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ilmaischemenge [L]</text:p>
          </table:table-cell>
          <table:table-cell table:style-name="ce20" table:formula="of:=([.B62]+[.B63])*([.B61]-[.B64])/([.B65]-[.B64])" office:value-type="float" office:value="5.2241053834498" calcext:value-type="float">
            <text:p>5,2241053834498</text:p>
          </table:table-cell>
          <table:table-cell table:style-name="ce25" table:formula="of:=[.B66]*100/[.B62]" office:value-type="float" office:value="25.2128638197384" calcext:value-type="float">
            <text:p>25,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0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Teilmaischemenge [L]</text:p>
          </table:table-cell>
          <table:table-cell table:style-name="ce20" table:formula="of:=([.B71]+[.B72])*([.B70]-[.B73])/([.B74]-[.B73])" office:value-type="float" office:value="8.48917124810592" calcext:value-type="float">
            <text:p>8,48917124810592</text:p>
          </table:table-cell>
          <table:table-cell table:style-name="ce20" table:formula="of:=[.B75]*100/[.B71]" office:value-type="float" office:value="40.9709037070749" calcext:value-type="float">
            <text:p>40,9709037070749</text:p>
          </table:table-cell>
          <table:table-cell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.00.0000</text:date>, <text:time style:data-style-name="N2" text:time-value="14:45:05.03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7H3M18S</meta:editing-duration>
    <meta:editing-cycles>57</meta:editing-cycles>
    <meta:generator>LibreOffice/6.4.3.2$Windows_X86_64 LibreOffice_project/747b5d0ebf89f41c860ec2a39efd7cb15b54f2d8</meta:generator>
    <dc:date>2020-06-16T14:58:01.696000000</dc:date>
    <meta:document-statistic meta:table-count="11" meta:cell-count="207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